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ypatia Sans Pro" svg:font-family="'Hypatia Sans Pr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-width="0.279cm" draw:marker-end-width="0.279cm" draw:textarea-vertical-align="middle" draw:auto-grow-height="false" fo:min-height="1.021cm" fo:min-width="2.204cm" style:writing-mode="lr-tb" loext:decorative="false"/>
      <style:paragraph-properties style:writing-mode="lr-tb"/>
    </style:style>
    <style:style style:name="gr2" style:family="graphic" style:parent-style-name="standard">
      <style:graphic-properties draw:marker-start-width="0.279cm" draw:marker-end-width="0.279cm" draw:textarea-vertical-align="middle" draw:auto-grow-height="false" fo:min-height="0.55cm" fo:min-width="1.7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-width="0.279cm" draw:marker-end-width="0.279cm" draw:textarea-vertical-align="middle" draw:auto-grow-height="false" fo:min-height="1.184cm" fo:min-width="2.521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-width="0.279cm" draw:marker-end-width="0.279cm" draw:textarea-vertical-align="middle" draw:auto-grow-height="false" fo:min-height="1.655cm" fo:min-width="6.485cm" style:writing-mode="lr-tb" loext:decorative="false"/>
      <style:paragraph-properties style:writing-mode="lr-tb"/>
    </style:style>
    <style:style style:name="gr5" style:family="graphic" style:parent-style-name="standard">
      <style:graphic-properties draw:marker-start-width="0.279cm" draw:marker-end-width="0.279cm" draw:textarea-vertical-align="middle" draw:auto-grow-height="false" fo:min-height="1.021cm" fo:min-width="2.977cm" style:writing-mode="lr-tb" loext:decorative="false"/>
      <style:paragraph-properties style:writing-mode="lr-tb"/>
    </style:style>
    <style:style style:name="gr6" style:family="graphic" style:parent-style-name="standard">
      <style:graphic-properties draw:marker-end="Arrowheads_20_1" draw:marker-end-width="0.3cm" draw:textarea-vertical-align="middle" loext:decorative="false"/>
    </style:style>
    <style:style style:name="gr7" style:family="graphic" style:parent-style-name="standard">
      <style:graphic-properties draw:marker-end="Arrowheads_20_2" draw:marker-end-width="0.3cm" draw:textarea-vertical-align="middle" loext:decorative="false"/>
    </style:style>
    <style:style style:name="gr8" style:family="graphic" style:parent-style-name="standard">
      <style:graphic-properties draw:marker-end="Arrowheads_20_3" draw:marker-end-width="0.3cm" draw:textarea-vertical-align="middle" loext:decorative="false"/>
    </style:style>
    <style:style style:name="gr9" style:family="graphic" style:parent-style-name="standard">
      <style:graphic-properties draw:marker-end="Arrowheads_20_4" draw:marker-end-width="0.3cm" draw:textarea-vertical-align="middle" loext:decorative="false"/>
    </style:style>
    <style:style style:name="gr10" style:family="graphic" style:parent-style-name="standard">
      <style:graphic-properties draw:textarea-vertical-align="middle" draw:auto-grow-height="false" fo:min-height="1.021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2.595cm" fo:min-width="3.63cm" style:writing-mode="lr-tb" loext:decorative="false"/>
      <style:paragraph-properties style:writing-mode="lr-tb"/>
    </style:style>
    <style:style style:name="gr12" style:family="graphic" style:parent-style-name="standard">
      <style:graphic-properties draw:marker-end="Arrowheads_20_7" draw:marker-end-width="0.3cm" draw:textarea-vertical-align="middle" loext:decorative="false"/>
    </style:style>
    <style:style style:name="gr13" style:family="graphic" style:parent-style-name="standard">
      <style:graphic-properties draw:fill="solid" draw:fill-color="#cccccc" draw:textarea-vertical-align="middle" draw:auto-grow-height="false" fo:min-height="3.153cm" fo:min-width="6.328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stroke="none" draw:fill="none" draw:fill-color="#ffffff" draw:auto-grow-width="true" fo:min-height="0.937cm" fo:min-width="14.159cm" loext:decorative="false"/>
      <style:paragraph-properties style:writing-mode="lr-tb"/>
    </style:style>
    <style:style style:name="gr16" style:family="graphic" style:parent-style-name="standard">
      <style:graphic-properties draw:marker-start-width="0.279cm" draw:marker-end-width="0.279cm" draw:textarea-vertical-align="middle" draw:auto-grow-height="false" fo:min-height="2.044cm" fo:min-width="4.651cm" style:writing-mode="lr-tb" loext:decorative="false"/>
      <style:paragraph-properties style:writing-mode="lr-tb"/>
    </style:style>
    <style:style style:name="gr17" style:family="graphic" style:parent-style-name="standard">
      <style:graphic-properties draw:marker-end="Arrowheads_20_13" draw:marker-end-width="0.3cm" draw:textarea-vertical-align="middle" loext:decorative="false"/>
    </style:style>
    <style:style style:name="gr18" style:family="graphic" style:parent-style-name="standard">
      <style:graphic-properties draw:textarea-vertical-align="middle" loext:decorative="false"/>
    </style:style>
    <style:style style:name="gr19" style:family="graphic" style:parent-style-name="standard">
      <style:graphic-properties draw:textarea-vertical-align="middle" draw:auto-grow-height="false" fo:min-height="3.879cm" fo:min-width="4.843cm" style:writing-mode="lr-tb" loext:decorative="false"/>
      <style:paragraph-properties style:writing-mode="lr-tb"/>
    </style:style>
    <style:style style:name="gr20" style:family="graphic" style:parent-style-name="standard">
      <style:graphic-properties draw:marker-end-width="0.3cm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2.516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vertical-align="middle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67cm" fo:min-width="4.898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vertical-align="middle" draw:auto-grow-height="false" fo:min-height="1.656cm" fo:min-width="4.84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vertical-align="middle" draw:auto-grow-height="false" fo:min-height="2.292cm" fo:min-width="4.843cm" style:writing-mode="lr-tb" loext:decorative="false"/>
      <style:paragraph-properties style:writing-mode="lr-tb"/>
    </style:style>
    <style:style style:name="gr26" style:family="graphic" style:parent-style-name="standard">
      <style:graphic-properties draw:marker-end="Arrowheads_20_14" draw:marker-end-width="0.3cm" draw:textarea-vertical-align="middle" loext:decorative="false"/>
    </style:style>
    <style:style style:name="gr27" style:family="graphic" style:parent-style-name="standard">
      <style:graphic-properties draw:marker-end="Arrowheads_20_15" draw:marker-end-width="0.3cm" draw:textarea-vertical-align="middle" loext:decorative="false"/>
    </style:style>
    <style:style style:name="gr28" style:family="graphic" style:parent-style-name="standard">
      <style:graphic-properties draw:marker-end="Arrowheads_20_16" draw:marker-end-width="0.3cm" draw:textarea-vertical-align="middle" loext:decorative="false"/>
    </style:style>
    <style:style style:name="gr2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1" style:family="graphic" style:parent-style-name="standard">
      <style:graphic-properties draw:marker-end="Arrowheads_20_22" draw:marker-end-width="0.3cm" draw:textarea-vertical-align="middle" loext:decorative="false"/>
    </style:style>
    <style:style style:name="gr32" style:family="graphic" style:parent-style-name="standard">
      <style:graphic-properties draw:stroke="none" draw:fill="none" draw:fill-color="#ffffff" draw:auto-grow-width="true" fo:min-height="0.937cm" fo:min-width="10.119cm" loext:decorative="false"/>
      <style:paragraph-properties style:writing-mode="lr-tb"/>
    </style:style>
    <style:style style:name="gr3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768cm" fo:min-width="4.898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1.023cm" fo:min-width="4.581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1" style:family="graphic" style:parent-style-name="standard">
      <style:graphic-properties draw:textarea-vertical-align="middle" draw:auto-grow-height="false" fo:min-height="1.021cm" fo:min-width="2.977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vertical-align="middle" draw:auto-grow-height="false" fo:min-height="1.906cm" fo:min-width="3.341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vertical-align="middle" draw:auto-grow-height="false" fo:min-height="1.974cm" fo:min-width="2.784cm" style:writing-mode="lr-tb" loext:decorative="false"/>
      <style:paragraph-properties style:writing-mode="lr-tb"/>
    </style:style>
    <style:style style:name="gr44" style:family="graphic" style:parent-style-name="standard">
      <style:graphic-properties draw:marker-end="Arrowheads_20_23" draw:marker-end-width="0.3cm" draw:textarea-vertical-align="middle" loext:decorative="false"/>
    </style:style>
    <style:style style:name="gr4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6" style:family="graphic" style:parent-style-name="standard">
      <style:graphic-properties draw:marker-end="Arrowheads_20_25" draw:marker-end-width="0.3cm" draw:textarea-vertical-align="middle" loext:decorative="false"/>
    </style:style>
    <style:style style:name="gr4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9" style:family="graphic" style:parent-style-name="standard">
      <style:graphic-properties draw:marker-end="Arrowheads_20_28" draw:marker-end-width="0.3cm" draw:textarea-vertical-align="middle" loext:decorative="false"/>
    </style:style>
    <style:style style:name="gr50" style:family="graphic" style:parent-style-name="standard">
      <style:graphic-properties draw:marker-end="Arrowheads_20_29" draw:marker-end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T1" style:family="text">
      <style:text-properties fo:font-size="1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444cm" svg:height="1.27cm" svg:x="8.937cm" svg:y="4.81cm">
          <text:p text:style-name="P1">Images (.jpeg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" draw:id="id4" draw:layer="layout" svg:width="3.492cm" svg:height="1.27cm" svg:x="8.937cm" svg:y="1.317cm">
          <text:p text:style-name="P1">.raw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5" draw:id="id5" draw:layer="layout" svg:width="3.175cm" svg:height="1.588cm" svg:x="14.335cm" svg:y="1.1cm">
          <text:p text:style-name="P1">Color correction</text:p>
          <draw:enhanced-geometry svg:viewBox="0 0 21600 21600" draw:mirror-horizontal="false" draw:mirror-vertical="false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4" draw:text-style-name="P2" xml:id="id1" draw:id="id1" draw:layer="layout" svg:width="6.985cm" svg:height="1.905cm" svg:x="3.857cm" svg:y="8.62cm">
          <text:p text:style-name="P1">Agisoft Metashap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5.715cm" svg:height="1.27cm" svg:x="3.222cm" svg:y="14.652cm">
          <text:p text:style-name="P1">Pointcloud (.ply/.laz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0.842cm" svg:y1="9.573cm" svg:x2="3.793cm" svg:y2="15.287cm" draw:start-shape="id1" draw:start-glue-point="7" draw:end-shape="id2" draw:end-glue-point="6" svg:d="M10842 9573h526v3016h-8673v2698h1098" svg:viewBox="0 0 8674 5715">
          <text:p/>
        </draw:connector>
        <draw:connector draw:style-name="gr7" draw:text-style-name="P1" draw:layer="layout" svg:x1="6.715cm" svg:y1="2.739cm" svg:x2="8.937cm" svg:y2="1.952cm" draw:start-shape="id3" draw:start-glue-point="1" draw:end-shape="id4" draw:end-glue-point="3" svg:d="M6715 2739h1112v-787h1110" svg:viewBox="0 0 2223 788">
          <text:p/>
        </draw:connector>
        <draw:connector draw:style-name="gr8" draw:text-style-name="P1" draw:layer="layout" draw:line-skew="-0.952cm" svg:x1="12.429cm" svg:y1="1.952cm" svg:x2="14.335cm" svg:y2="1.894cm" draw:start-shape="id4" draw:start-glue-point="1" draw:end-shape="id5" draw:end-glue-point="5" svg:d="M12429 1952h1v-58h1905" svg:viewBox="0 0 1907 59">
          <text:p/>
        </draw:connector>
        <draw:connector draw:style-name="gr9" draw:text-style-name="P1" draw:layer="layout" svg:x1="17.51cm" svg:y1="1.894cm" svg:x2="8.937cm" svg:y2="5.445cm" draw:start-shape="id5" draw:start-glue-point="7" draw:end-shape="id6" draw:end-glue-point="3" svg:d="M17510 1894h526v1856h-9625v1695h526" svg:viewBox="0 0 9626 3552">
          <text:p/>
        </draw:connector>
        <draw:custom-shape draw:style-name="gr10" draw:text-style-name="P2" xml:id="id7" draw:id="id7" draw:layer="layout" svg:width="6.986cm" svg:height="1.27cm" svg:x="13.382cm" svg:y="8.937cm">
          <text:p text:style-name="P1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2" xml:id="id3" draw:id="id3" draw:layer="layout" svg:width="5.398cm" svg:height="2.844cm" svg:x="1.317cm" svg:y="1.317cm">
          <text:p text:style-name="P1">Structure from Motion Photogrammetry (SfM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2" draw:text-style-name="P1" draw:layer="layout" svg:x1="10.842cm" svg:y1="9.573cm" svg:x2="13.382cm" svg:y2="9.572cm" draw:start-shape="id1" draw:start-glue-point="7" draw:end-shape="id7" draw:end-glue-point="3" svg:d="M10842 9573h1270v-1h1270" svg:viewBox="0 0 2541 2">
          <text:p/>
        </draw:connector>
        <draw:custom-shape draw:style-name="gr13" draw:text-style-name="P3" xml:id="id8" draw:id="id8" draw:layer="layout" svg:width="6.668cm" svg:height="3.493cm" svg:x="18.779cm" svg:y="3.222cm">
          <text:p text:style-name="P1">Alternative software: COLMAP, ODM, RealityCapture, Meshroom, Pix4D?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14" draw:text-style-name="P4" draw:layer="layout" svg:x1="13.381cm" svg:y1="5.445cm" svg:x2="18.779cm" svg:y2="4.969cm" draw:start-shape="id6" draw:start-glue-point="1" draw:end-shape="id8" draw:end-glue-point="5" svg:d="M13381 5445h2700v-476h2698" svg:viewBox="0 0 5399 477">
          <text:p/>
        </draw:connector>
        <draw:frame draw:style-name="gr15" draw:text-style-name="P5" draw:layer="layout" svg:width="14.659cm" svg:height="1.187cm" svg:x="1cm" svg:y="19.415cm">
          <draw:text-box>
            <text:p><text:page-number>&lt;number&gt;</text:page-number><text:tab/>File Handling and Conversion</text:p>
          </draw:text-box>
        </draw:frame>
        <draw:custom-shape draw:style-name="gr16" draw:text-style-name="P2" xml:id="id11" draw:id="id11" draw:layer="layout" svg:width="5.397cm" svg:height="2.54cm" svg:x="18.463cm" svg:y="14.017cm">
          <text:p text:style-name="P1">Downsampling</text:p>
          <text:p text:style-name="P1">(CloudCompare, Blender, MeshLab)</text:p>
          <draw:enhanced-geometry svg:viewBox="0 0 21600 21600" draw:mirror-horizontal="false" draw:mirror-vertical="false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17" draw:text-style-name="P1" draw:layer="layout" svg:x1="13.381cm" svg:y1="5.445cm" svg:x2="3.857cm" svg:y2="9.573cm" draw:start-shape="id6" draw:start-glue-point="1" draw:end-shape="id1" draw:end-glue-point="5" svg:d="M13381 5445h527v1905h-10578v2223h527" svg:viewBox="0 0 10579 4129">
          <text:p/>
        </draw:connector>
        <draw:connector draw:style-name="gr18" draw:text-style-name="P1" draw:layer="layout" svg:x1="6.715cm" svg:y1="2.739cm" svg:x2="8.937cm" svg:y2="5.445cm" draw:start-shape="id3" draw:start-glue-point="1" draw:end-shape="id6" draw:end-glue-point="3" svg:d="M6715 2739h1112v2706h1110" svg:viewBox="0 0 2223 2707">
          <text:p/>
        </draw:connector>
        <draw:custom-shape draw:style-name="gr19" draw:text-style-name="P7" xml:id="id9" draw:id="id9" draw:layer="layout" svg:width="6.985cm" svg:height="4.128cm" svg:x="21.32cm" svg:y="7.667cm">
          <text:p text:style-name="P6"><text:span text:style-name="T1">Blender, MeshLab</text:span></text:p>
          <text:p text:style-name="P6"><text:span text:style-name="T1">(Used for downsampling, cleanup, simplification, realignment, coordinate transformation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0" draw:text-style-name="P1" draw:layer="layout" svg:x1="20.368cm" svg:y1="9.572cm" svg:x2="21.32cm" svg:y2="9.731cm" draw:start-shape="id7" draw:start-glue-point="1" draw:end-shape="id9" draw:end-glue-point="3" svg:d="M20368 9572h476v159h476" svg:viewBox="0 0 953 160">
          <text:p/>
        </draw:connector>
        <draw:custom-shape draw:style-name="gr21" draw:text-style-name="P2" xml:id="id10" draw:id="id10" draw:layer="layout" svg:width="6.032cm" svg:height="1.905cm" svg:x="10.525cm" svg:y="14.335cm">
          <text:p text:style-name="P1">Desired resolu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1" draw:layer="layout" svg:x1="8.937cm" svg:y1="15.287cm" svg:x2="10.525cm" svg:y2="15.288cm" draw:start-shape="id2" draw:start-glue-point="1" draw:end-shape="id10" draw:end-glue-point="5" svg:d="M8937 15287h794v1h794" svg:viewBox="0 0 1589 2">
          <text:p/>
        </draw:connector>
        <draw:connector draw:style-name="gr18" draw:text-style-name="P1" draw:layer="layout" svg:x1="23.86cm" svg:y1="15.287cm" svg:x2="6.079cm" svg:y2="14.652cm" draw:start-shape="id11" draw:start-glue-point="7" draw:end-shape="id2" draw:end-glue-point="5" svg:d="M23860 15287h526v-1796h-18307v1161" svg:viewBox="0 0 18308 1797">
          <text:p/>
        </draw:connector>
        <draw:connector draw:style-name="gr22" draw:text-style-name="P1" draw:layer="layout" svg:x1="16.557cm" svg:y1="15.288cm" svg:x2="18.463cm" svg:y2="15.287cm" draw:start-shape="id10" draw:start-glue-point="7" draw:end-shape="id11" draw:end-glue-point="5" svg:d="M16557 15288h953v-1h953" svg:viewBox="0 0 1907 2">
          <text:p text:style-name="P1">No</text:p>
          <text:p text:style-name="P1"/>
        </draw:connector>
        <draw:custom-shape draw:style-name="gr23" draw:text-style-name="P2" xml:id="id12" draw:id="id12" draw:layer="layout" svg:width="5.397cm" svg:height="2.54cm" svg:x="18.145cm" svg:y="17.192cm">
          <text:p text:style-name="P1">Analysis and visualizatio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2" draw:text-style-name="P1" draw:layer="layout" svg:x1="13.541cm" svg:y1="16.24cm" svg:x2="18.145cm" svg:y2="18.462cm" draw:start-shape="id10" draw:start-glue-point="6" draw:end-shape="id12" draw:end-glue-point="5" svg:d="M13541 16240v2222h4604" svg:viewBox="0 0 4605 2223">
          <text:p text:style-name="P1">Yes</text:p>
          <text:p text:style-name="P1"/>
        </draw:connector>
      </draw:page>
      <draw:page draw:name="page2" draw:style-name="dp1" draw:master-page-name="Default">
        <draw:custom-shape draw:style-name="gr5" draw:text-style-name="P7" xml:id="id14" draw:id="id14" draw:layer="layout" svg:width="5.715cm" svg:height="1.27cm" svg:x="1cm" svg:y="4.81cm">
          <text:p text:style-name="P6"><text:span text:style-name="T1">Pointcloud (.ply/.laz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7" draw:layer="layout" svg:width="6.986cm" svg:height="1.27cm" svg:x="0.681cm" svg:y="7.667cm">
          <text:p text:style-name="P6"><text:span text:style-name="T1">Mesh (.glb, .gltf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7" xml:id="id13" draw:id="id13" draw:layer="layout" svg:width="6.985cm" svg:height="1.905cm" svg:x="11.23cm" svg:y="1.953cm">
          <text:p text:style-name="P6"><text:span text:style-name="T1">Viscor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7" xml:id="id15" draw:id="id15" draw:layer="layout" svg:width="6.985cm" svg:height="1.905cm" svg:x="11.16cm" svg:y="4.493cm">
          <text:p text:style-name="P6"><text:span text:style-name="T1">VR Pointcloud Editor (VRPC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7" xml:id="id17" draw:id="id17" draw:layer="layout" svg:width="6.985cm" svg:height="1.905cm" svg:x="11.23cm" svg:y="7.35cm">
          <text:p text:style-name="P6"><text:span text:style-name="T1">HabiCAT 3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7" xml:id="id25" draw:id="id25" draw:layer="layout" svg:width="6.985cm" svg:height="2.541cm" svg:x="11.23cm" svg:y="9.572cm">
          <text:p text:style-name="P6"><text:span text:style-name="T1">Houdini</text:span></text:p>
          <text:p text:style-name="P6"><text:span text:style-name="T1">(With custom script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7" draw:layer="layout" svg:width="5.715cm" svg:height="1.27cm" svg:x="0.682cm" svg:y="3.222cm">
          <text:p text:style-name="P6"><text:span text:style-name="T1">Images (.jpeg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1" draw:layer="layout" svg:x1="6.397cm" svg:y1="3.857cm" svg:x2="11.23cm" svg:y2="2.905cm" draw:end-shape="id13" draw:end-glue-point="3" svg:d="M6397 3857h2153v-952h2680" svg:viewBox="0 0 4834 953">
          <text:p/>
        </draw:connector>
        <draw:connector draw:style-name="gr27" draw:text-style-name="P1" draw:layer="layout" svg:x1="6.715cm" svg:y1="5.445cm" svg:x2="11.23cm" svg:y2="2.905cm" draw:start-shape="id14" draw:start-glue-point="1" draw:end-shape="id13" draw:end-glue-point="3" svg:d="M6715 5445h2257v-2540h2258" svg:viewBox="0 0 4516 2541">
          <text:p/>
        </draw:connector>
        <draw:connector draw:style-name="gr28" draw:text-style-name="P1" draw:layer="layout" svg:x1="6.715cm" svg:y1="5.445cm" svg:x2="11.16cm" svg:y2="5.445cm" draw:start-shape="id14" draw:start-glue-point="1" draw:end-shape="id15" draw:end-glue-point="3" svg:d="M6715 5445h4445" svg:viewBox="0 0 4446 1">
          <text:p/>
        </draw:connector>
        <draw:custom-shape draw:style-name="gr10" draw:text-style-name="P7" xml:id="id16" draw:id="id16" draw:layer="layout" svg:width="6.986cm" svg:height="1.27cm" svg:x="19.414cm" svg:y="4.493cm">
          <text:p text:style-name="P6"><text:span text:style-name="T1">Pointcloud Classific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7" xml:id="id18" draw:id="id18" draw:layer="layout" svg:width="6.986cm" svg:height="1.27cm" svg:x="19.097cm" svg:y="7.668cm">
          <text:p text:style-name="P6"><text:span text:style-name="T1">Mesh Classifica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9" draw:text-style-name="P4" draw:layer="layout" draw:type="curve" svg:x1="18.145cm" svg:y1="5.445cm" svg:x2="19.414cm" svg:y2="5.128cm" draw:start-shape="id15" draw:start-glue-point="1" draw:end-shape="id16" draw:end-glue-point="3" svg:d="M18145 5445c952 0 318-317 1269-317" svg:viewBox="0 0 1270 318">
          <text:p/>
        </draw:connector>
        <draw:connector draw:style-name="gr30" draw:text-style-name="P4" draw:layer="layout" draw:type="curve" svg:x1="18.215cm" svg:y1="8.302cm" svg:x2="19.097cm" svg:y2="8.303cm" draw:start-shape="id17" draw:start-glue-point="1" draw:end-shape="id18" draw:end-glue-point="3" svg:d="M18215 8302c661 0 221 1 882 1" svg:viewBox="0 0 883 2">
          <text:p/>
        </draw:connector>
        <draw:connector draw:style-name="gr31" draw:text-style-name="P1" xml:id="id26" draw:id="id26" draw:layer="layout" svg:x1="7.667cm" svg:y1="8.302cm" svg:x2="11.23cm" svg:y2="8.302cm" draw:end-shape="id17" draw:end-glue-point="3" svg:d="M7667 8302h3563" svg:viewBox="0 0 3564 1">
          <text:p/>
        </draw:connector>
        <draw:custom-shape draw:style-name="gr24" draw:text-style-name="P7" draw:layer="layout" svg:width="6.985cm" svg:height="1.905cm" svg:x="11.16cm" svg:y="12.43cm">
          <text:p text:style-name="P6"><text:span text:style-name="T1">Blender (?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2" draw:text-style-name="P5" draw:layer="layout" svg:width="10.619cm" svg:height="1.187cm" svg:x="1cm" svg:y="19.403cm">
          <draw:text-box>
            <text:p><text:page-number>&lt;number&gt;</text:page-number><text:tab/>Analysis</text:p>
          </draw:text-box>
        </draw:frame>
        <draw:custom-shape draw:style-name="gr5" draw:text-style-name="P7" xml:id="id20" draw:id="id20" draw:layer="layout" svg:width="5.715cm" svg:height="1.27cm" svg:x="1cm" svg:y="10.525cm">
          <text:p text:style-name="P6"><text:span text:style-name="T1">.obj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21" draw:id="id21" draw:layer="layout" svg:width="5.715cm" svg:height="1.27cm" svg:x="20.05cm" svg:y="9.89cm">
          <text:p text:style-name="P6"><text:span text:style-name="T1">GeoTIF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19" draw:id="id19" draw:layer="layout" svg:width="5.715cm" svg:height="1.27cm" svg:x="0.682cm" svg:y="12.43cm">
          <text:p text:style-name="P6"><text:span text:style-name="T1">.rug (proprietary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0" draw:text-style-name="P1" draw:layer="layout" svg:x1="5.815cm" svg:y1="13.065cm" svg:x2="11.23cm" svg:y2="8.302cm" draw:start-shape="id19" draw:start-glue-point="9" draw:end-shape="id17" draw:end-glue-point="3" svg:d="M5815 13065h2998v-4763h2417" svg:viewBox="0 0 5416 4764">
          <text:p/>
        </draw:connector>
        <draw:connector draw:style-name="gr20" draw:text-style-name="P1" draw:layer="layout" svg:x1="6.133cm" svg:y1="11.16cm" svg:x2="11.23cm" svg:y2="8.302cm" draw:start-shape="id20" draw:start-glue-point="9" draw:end-shape="id17" draw:end-glue-point="3" svg:d="M6133 11160h2839v-2858h2258" svg:viewBox="0 0 5098 2859">
          <text:p/>
        </draw:connector>
        <draw:custom-shape draw:style-name="gr5" draw:text-style-name="P7" xml:id="id22" draw:id="id22" draw:layer="layout" svg:width="5.715cm" svg:height="1.27cm" svg:x="20.05cm" svg:y="11.795cm">
          <text:p text:style-name="P6"><text:span text:style-name="T1">.obj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23" draw:id="id23" draw:layer="layout" svg:width="5.715cm" svg:height="1.27cm" svg:x="19.415cm" svg:y="14.335cm">
          <text:p text:style-name="P6"><text:span text:style-name="T1">.rug (proprietary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24" draw:id="id24" draw:layer="layout" svg:width="5.715cm" svg:height="1.27cm" svg:x="19.415cm" svg:y="16.24cm">
          <text:p text:style-name="P6"><text:span text:style-name="T1">.pn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0" draw:text-style-name="P1" draw:layer="layout" svg:x1="18.215cm" svg:y1="8.302cm" svg:x2="20.05cm" svg:y2="10.525cm" draw:start-shape="id17" draw:start-glue-point="1" draw:end-shape="id21" draw:end-glue-point="3" svg:d="M18215 8302h917v2223h918" svg:viewBox="0 0 1836 2224">
          <text:p/>
        </draw:connector>
        <draw:connector draw:style-name="gr33" draw:text-style-name="P4" draw:layer="layout" svg:x1="18.215cm" svg:y1="8.302cm" svg:x2="20.05cm" svg:y2="12.43cm" draw:start-shape="id17" draw:start-glue-point="1" draw:end-shape="id22" draw:end-glue-point="3" svg:d="M18215 8302h917v4128h918" svg:viewBox="0 0 1836 4129">
          <text:p/>
        </draw:connector>
        <draw:connector draw:style-name="gr20" draw:text-style-name="P1" draw:layer="layout" svg:x1="18.215cm" svg:y1="8.302cm" svg:x2="19.415cm" svg:y2="14.97cm" draw:start-shape="id17" draw:start-glue-point="1" draw:end-shape="id23" svg:d="M18215 8302h600v6668h600" svg:viewBox="0 0 1201 6669">
          <text:p/>
        </draw:connector>
        <draw:connector draw:style-name="gr20" draw:text-style-name="P1" draw:layer="layout" svg:x1="19.097cm" svg:y1="8.303cm" svg:x2="19.415cm" svg:y2="16.875cm" draw:start-shape="id18" draw:start-glue-point="3" draw:end-shape="id24" draw:end-glue-point="3" svg:d="M19097 8303h-526v8572h844" svg:viewBox="0 0 845 8573">
          <text:p/>
        </draw:connector>
        <draw:connector draw:style-name="gr20" draw:text-style-name="P1" draw:layer="layout" svg:x1="6.715cm" svg:y1="5.445cm" svg:x2="11.23cm" svg:y2="10.842cm" draw:start-shape="id14" draw:start-glue-point="1" draw:end-shape="id25" draw:end-glue-point="3" svg:d="M6715 5445h2257v5397h2258" svg:viewBox="0 0 4516 5398">
          <text:p/>
        </draw:connector>
        <draw:connector draw:style-name="gr34" draw:text-style-name="P4" draw:layer="layout" svg:x1="7.667cm" svg:y1="8.302cm" svg:x2="11.23cm" svg:y2="10.842cm" draw:start-shape="id26" draw:start-glue-point="2" draw:end-shape="id25" draw:end-glue-point="3" svg:d="M7667 8302v2540h3563" svg:viewBox="0 0 3564 2541">
          <text:p/>
        </draw:connector>
        <draw:connector draw:style-name="gr35" draw:text-style-name="P4" draw:layer="layout" svg:x1="6.715cm" svg:y1="11.16cm" svg:x2="11.23cm" svg:y2="10.842cm" draw:start-shape="id20" draw:start-glue-point="1" draw:end-shape="id25" draw:end-glue-point="3" svg:d="M6715 11160h2257v-318h2258" svg:viewBox="0 0 4516 319">
          <text:p/>
        </draw:connector>
        <draw:connector draw:style-name="gr36" draw:text-style-name="P4" draw:layer="layout" svg:x1="18.215cm" svg:y1="10.842cm" svg:x2="19.097cm" svg:y2="8.303cm" draw:start-shape="id25" draw:start-glue-point="1" draw:end-shape="id18" draw:end-glue-point="3" svg:d="M18215 10842h8395v-3700h-8039v1161h526" svg:viewBox="0 0 8396 3701">
          <text:p/>
        </draw:connector>
        <draw:custom-shape draw:style-name="gr37" draw:text-style-name="P2" xml:id="id27" draw:id="id27" draw:layer="layout" svg:width="5.397cm" svg:height="1.27cm" svg:x="20.685cm" svg:y="2.905cm">
          <text:p text:style-name="P1">Rugosity, fractal dimension calculation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8" draw:text-style-name="P4" draw:layer="layout" svg:x1="18.215cm" svg:y1="10.842cm" svg:x2="20.685cm" svg:y2="3.54cm" draw:start-shape="id25" draw:start-glue-point="1" draw:end-shape="id27" draw:end-glue-point="5" svg:d="M18215 10842h1235v-7302h1235" svg:viewBox="0 0 2471 7303">
          <text:p/>
        </draw:connector>
        <draw:custom-shape draw:style-name="gr39" draw:text-style-name="P2" xml:id="id28" draw:id="id28" draw:layer="layout" svg:width="5.08cm" svg:height="1.588cm" svg:x="20.685cm" svg:y="0.999cm">
          <text:p text:style-name="P1">Affine transform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0" draw:text-style-name="P4" draw:layer="layout" svg:x1="18.215cm" svg:y1="2.905cm" svg:x2="20.685cm" svg:y2="1.793cm" draw:start-shape="id13" draw:start-glue-point="1" draw:end-shape="id28" draw:end-glue-point="5" svg:d="M18215 2905h1235v-1112h1235" svg:viewBox="0 0 2471 1113">
          <text:p/>
        </draw:connector>
        <draw:custom-shape draw:style-name="gr39" draw:text-style-name="P9" draw:layer="layout" svg:width="5.08cm" svg:height="1.588cm" svg:x="1.635cm" svg:y="14.97cm">
          <text:p text:style-name="P8"><text:span text:style-name="T2">Altimeter data? (Ask Pim)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</draw:page>
      <draw:page draw:name="page3" draw:style-name="dp1" draw:master-page-name="Default">
        <draw:frame draw:style-name="gr32" draw:text-style-name="P5" draw:layer="layout" svg:width="10.619cm" svg:height="1.187cm" svg:x="1cm" svg:y="19.403cm">
          <draw:text-box>
            <text:p><text:page-number>&lt;number&gt;</text:page-number><text:tab/>Visualization</text:p>
          </draw:text-box>
        </draw:frame>
        <draw:custom-shape draw:style-name="gr5" draw:text-style-name="P2" xml:id="id35" draw:id="id35" draw:layer="layout" svg:width="5.715cm" svg:height="1.27cm" svg:x="1.001cm" svg:y="5.763cm">
          <text:p text:style-name="P1">Pointcloud (.ply/.laz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1" draw:text-style-name="P2" xml:id="id34" draw:id="id34" draw:layer="layout" svg:width="5.715cm" svg:height="1.27cm" svg:x="0.682cm" svg:y="7.668cm">
          <text:p text:style-name="P1">Mesh (.glb, .glt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33" draw:id="id33" draw:layer="layout" svg:width="5.715cm" svg:height="1.27cm" svg:x="0.683cm" svg:y="3.223cm">
          <text:p text:style-name="P1">Images (.jpeg)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2" draw:text-style-name="P2" xml:id="id31" draw:id="id31" draw:layer="layout" svg:width="5.08cm" svg:height="1.905cm" svg:x="20.367cm" svg:y="7.985cm">
          <text:p text:style-name="P1">VR HM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2" draw:text-style-name="P2" xml:id="id38" draw:id="id38" draw:layer="layout" svg:width="5.08cm" svg:height="1.905cm" svg:x="20.367cm" svg:y="2.587cm">
          <text:p text:style-name="P1">2D Monito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2" draw:text-style-name="P2" xml:id="id30" draw:id="id30" draw:layer="layout" svg:width="5.08cm" svg:height="1.905cm" svg:x="20.367cm" svg:y="10.842cm">
          <text:p text:style-name="P1">Planetariu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2" draw:text-style-name="P2" draw:layer="layout" svg:width="5.08cm" svg:height="1.905cm" svg:x="20.367cm" svg:y="5.445cm">
          <text:p text:style-name="P1">Phones, AR/M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3" draw:text-style-name="P2" draw:layer="layout" svg:width="5.398cm" svg:height="2.223cm" svg:x="0.999cm" svg:y="10.842cm">
          <text:p text:style-name="P1">Digital Elevation Model (.geotif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2" xml:id="id37" draw:id="id37" draw:layer="layout" svg:width="6.985cm" svg:height="1.905cm" svg:x="10.207cm" svg:y="1.952cm">
          <text:p text:style-name="P1">Viscor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2" xml:id="id36" draw:id="id36" draw:layer="layout" svg:width="6.985cm" svg:height="1.905cm" svg:x="10.207cm" svg:y="4.492cm">
          <text:p text:style-name="P1">VR Geoscience Studio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2" xml:id="id32" draw:id="id32" draw:layer="layout" svg:width="6.985cm" svg:height="1.905cm" svg:x="10.207cm" svg:y="7.35cm">
          <text:p text:style-name="P1">OpenBrush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2" xml:id="id29" draw:id="id29" draw:layer="layout" svg:width="6.985cm" svg:height="1.905cm" svg:x="10.207cm" svg:y="9.89cm">
          <text:p text:style-name="P1">OpenSp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4" draw:text-style-name="P1" draw:layer="layout" svg:x1="17.192cm" svg:y1="10.842cm" svg:x2="20.367cm" svg:y2="11.795cm" draw:start-shape="id29" draw:start-glue-point="1" draw:end-shape="id30" draw:end-glue-point="5" svg:d="M17192 10842h1588v953h1587" svg:viewBox="0 0 3176 954">
          <text:p/>
        </draw:connector>
        <draw:connector draw:style-name="gr45" draw:text-style-name="P4" draw:layer="layout" draw:type="curve" svg:x1="17.192cm" svg:y1="10.842cm" svg:x2="20.367cm" svg:y2="8.938cm" draw:start-shape="id29" draw:start-glue-point="1" draw:end-shape="id31" draw:end-glue-point="5" svg:d="M17192 10842c2382 0 795-1904 3175-1904" svg:viewBox="0 0 3176 1905">
          <text:p/>
        </draw:connector>
        <draw:connector draw:style-name="gr46" draw:text-style-name="P1" draw:layer="layout" svg:x1="17.192cm" svg:y1="8.302cm" svg:x2="20.367cm" svg:y2="8.938cm" draw:start-shape="id32" draw:start-glue-point="1" draw:end-shape="id31" draw:end-glue-point="5" svg:d="M17192 8302h1588v636h1587" svg:viewBox="0 0 3176 637">
          <text:p/>
        </draw:connector>
        <draw:connector draw:style-name="gr47" draw:text-style-name="P4" draw:layer="layout" draw:type="curve" svg:x1="6.398cm" svg:y1="3.858cm" svg:x2="10.207cm" svg:y2="8.302cm" draw:start-shape="id33" draw:start-glue-point="1" draw:end-shape="id32" draw:end-glue-point="3" svg:d="M6398 3858c2856 0 952 4444 3809 4444" svg:viewBox="0 0 3810 4445">
          <text:p/>
        </draw:connector>
        <draw:connector draw:style-name="gr48" draw:text-style-name="P4" draw:layer="layout" draw:type="curve" svg:x1="6.397cm" svg:y1="8.303cm" svg:x2="10.207cm" svg:y2="8.302cm" draw:start-shape="id34" draw:start-glue-point="1" draw:end-shape="id32" draw:end-glue-point="3" svg:d="M6397 8303c2856 0 951-1 3810-1" svg:viewBox="0 0 3811 2">
          <text:p/>
        </draw:connector>
        <draw:connector draw:style-name="gr49" draw:text-style-name="P1" draw:layer="layout" svg:x1="6.716cm" svg:y1="6.398cm" svg:x2="10.207cm" svg:y2="8.302cm" draw:start-shape="id35" draw:start-glue-point="1" draw:end-shape="id32" draw:end-glue-point="3" svg:d="M6716 6398h1745v1904h1746" svg:viewBox="0 0 3492 1905">
          <text:p/>
        </draw:connector>
        <draw:connector draw:style-name="gr50" draw:text-style-name="P1" draw:layer="layout" svg:x1="6.716cm" svg:y1="6.398cm" svg:x2="10.207cm" svg:y2="5.444cm" draw:start-shape="id35" draw:start-glue-point="1" draw:end-shape="id36" draw:end-glue-point="3" svg:d="M6716 6398h1745v-954h1746" svg:viewBox="0 0 3492 955">
          <text:p/>
        </draw:connector>
        <draw:custom-shape draw:style-name="gr43" draw:text-style-name="P2" draw:layer="layout" svg:width="5.398cm" svg:height="2.223cm" svg:x="1cm" svg:y="14.334cm">
          <text:p text:style-name="P1">Digital Elevation Model (.geotiff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0" draw:text-style-name="P1" draw:layer="layout" svg:x1="17.192cm" svg:y1="2.904cm" svg:x2="20.367cm" svg:y2="3.54cm" draw:start-shape="id37" draw:start-glue-point="1" draw:end-shape="id38" draw:end-glue-point="5" svg:d="M17192 2904h1588v636h1587" svg:viewBox="0 0 3176 637">
          <text:p/>
        </draw:connector>
        <draw:custom-shape draw:style-name="gr24" draw:text-style-name="P7" draw:layer="layout" svg:width="6.985cm" svg:height="1.905cm" svg:x="11.16cm" svg:y="12.43cm">
          <text:p text:style-name="P6"><text:span text:style-name="T1">Blender</text:span></text:p>
          <text:p text:style-name="P6"><text:span text:style-name="T1">(eevee for VR, eevee and cycles for fishey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7" draw:layer="layout" svg:width="6.985cm" svg:height="1.905cm" svg:x="11.16cm" svg:y="14.652cm">
          <text:p text:style-name="P6"><text:span text:style-name="T1">Unity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7" draw:layer="layout" svg:width="6.985cm" svg:height="1.905cm" svg:x="11.16cm" svg:y="16.875cm">
          <text:p text:style-name="P6"><text:span text:style-name="T1">Unreal Engine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4" draw:style-name="dp1" draw:master-page-name="Default">
        <draw:frame draw:style-name="gr32" draw:text-style-name="P5" draw:layer="layout" svg:width="10.619cm" svg:height="1.187cm" svg:x="1.001cm" svg:y="19.404cm">
          <draw:text-box>
            <text:p><text:page-number>&lt;number&gt;</text:page-number><text:tab/>Rendering</text:p>
          </draw:text-box>
        </draw:frame>
        <draw:custom-shape draw:style-name="gr24" draw:text-style-name="P7" draw:layer="layout" svg:width="6.985cm" svg:height="1.905cm" svg:x="11.16cm" svg:y="12.43cm">
          <text:p text:style-name="P6"><text:span text:style-name="T1">Blender</text:span></text:p>
          <text:p text:style-name="P6"><text:span text:style-name="T1">(eevee for VR, eevee and cycles for fishey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7" draw:layer="layout" svg:width="6.985cm" svg:height="1.905cm" svg:x="11.16cm" svg:y="14.652cm">
          <text:p text:style-name="P6"><text:span text:style-name="T1">Unity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7" draw:layer="layout" svg:width="6.985cm" svg:height="1.905cm" svg:x="11.16cm" svg:y="16.875cm">
          <text:p text:style-name="P6"><text:span text:style-name="T1">Unreal Engine (realtime renderin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7" draw:layer="layout" svg:width="6.985cm" svg:height="2.541cm" svg:x="11.23cm" svg:y="9.572cm">
          <text:p text:style-name="P6"><text:span text:style-name="T1">Houdini</text:span></text:p>
          <text:p text:style-name="P6"><text:span text:style-name="T1">(With custom script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5" draw:style-name="dp1" draw:master-page-name="Default">
        <draw:frame draw:style-name="gr32" draw:text-style-name="P5" draw:layer="layout" svg:width="10.619cm" svg:height="1.187cm" svg:x="1.001cm" svg:y="19.404cm">
          <draw:text-box>
            <text:p><text:page-number>&lt;number&gt;</text:page-number><text:tab/>Leg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ypatia Sans Pro" svg:font-family="'Hypatia Sans Pro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3" draw:display-name="Arrowheads 33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svg:stroke-width="0.051cm" draw:marker-end="Arrowheads_20_43" draw:fill="solid" draw:fill-color="#eeeee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051cm" draw:marker-start-width="0.279cm" draw:marker-end-width="0.279cm" draw:fill="solid" draw:fill-color="#729fcf" draw:shadow-color="#b2b2b2"/>
    </style:style>
    <style:style style:name="Text" style:family="graphic">
      <style:graphic-properties draw:stroke="solid" svg:stroke-color="#cccccc" draw:fill="solid" draw:fill-color="#eeeeee" draw:auto-grow-height="false" fo:wrap-option="wrap"/>
      <style:text-properties style:font-name="Hypatia Sans Pro" fo:font-family="'Hypatia Sans Pro'" style:font-style-name="Regular" style:font-family-generic="swiss" style:font-pitch="variable" fo:font-size="14pt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1:18:55.795000000</meta:creation-date>
    <meta:editing-duration>PT7H24M25S</meta:editing-duration>
    <meta:editing-cycles>42</meta:editing-cycles>
    <meta:generator>LibreOffice/24.2.5.2$Windows_X86_64 LibreOffice_project/bffef4ea93e59bebbeaf7f431bb02b1a39ee8a59</meta:generator>
    <dc:date>2024-09-12T01:24:08.783000000</dc:date>
    <meta:print-date>2024-09-04T01:20:50.703000000</meta:print-date>
    <meta:document-statistic meta:object-count="95"/>
  </office:meta>
</office:document-meta>
</file>